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uid</text:p>
          </table:table-cell>
          <table:table-cell office:value-type="string">
            <text:p>passwd</text:p>
          </table:table-cell>
          <table:table-cell office:value-type="string">
            <text:p>pno</text:p>
          </table:table-cell>
          <table:table-cell office:value-type="string">
            <text:p>region</text:p>
          </table:table-cell>
          <table:table-cell office:value-type="string">
            <text:p>ccp</text:p>
          </table:table-cell>
          <table:table-cell office:value-type="string">
            <text:p>pcp</text:p>
          </table:table-cell>
          <table:table-cell office:value-type="string">
            <text:p>lang</text:p>
          </table:table-cell>
        </table:table-row>
        <table:table-row table:style-name="ro1">
          <table:table-cell office:value-type="string">
            <text:p>Ramu</text:p>
          </table:table-cell>
          <table:table-cell office:value-type="float" office:value="123456789123">
            <text:p>123456789123</text:p>
          </table:table-cell>
          <table:table-cell office:value-type="float" office:value="12345678">
            <text:p>12345678</text:p>
          </table:table-cell>
          <table:table-cell office:value-type="float" office:value="9000499042">
            <text:p>9000499042</text:p>
          </table:table-cell>
          <table:table-cell office:value-type="string">
            <text:p>Ankapalli</text:p>
          </table:table-cell>
          <table:table-cell table:number-columns-repeated="2" office:value-type="string">
            <text:p>Paddy</text:p>
          </table:table-cell>
          <table:table-cell office:value-type="string">
            <text:p>Tel</text:p>
          </table:table-cell>
        </table:table-row>
        <table:table-row table:style-name="ro1">
          <table:table-cell office:value-type="string">
            <text:p>Ganesh</text:p>
          </table:table-cell>
          <table:table-cell office:value-type="float" office:value="145623789456">
            <text:p>145623789456</text:p>
          </table:table-cell>
          <table:table-cell office:value-type="float" office:value="12345679">
            <text:p>12345679</text:p>
          </table:table-cell>
          <table:table-cell office:value-type="float" office:value="9100425465">
            <text:p>9100425465</text:p>
          </table:table-cell>
          <table:table-cell office:value-type="string">
            <text:p>Visakhapatnam</text:p>
          </table:table-cell>
          <table:table-cell office:value-type="string">
            <text:p>Wheat</text:p>
          </table:table-cell>
          <table:table-cell office:value-type="string">
            <text:p>Paddy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789456123045">
            <text:p>789456123045</text:p>
          </table:table-cell>
          <table:table-cell office:value-type="float" office:value="12345680">
            <text:p>12345680</text:p>
          </table:table-cell>
          <table:table-cell office:value-type="float" office:value="8522864033">
            <text:p>8522864033</text:p>
          </table:table-cell>
          <table:table-cell office:value-type="string">
            <text:p>Vizanagaram</text:p>
          </table:table-cell>
          <table:table-cell office:value-type="string">
            <text:p>Paddy</text:p>
          </table:table-cell>
          <table:table-cell office:value-type="string">
            <text:p>Cotton</text:p>
          </table:table-cell>
          <table:table-cell office:value-type="string">
            <text:p>Tel</text:p>
          </table:table-cell>
        </table:table-row>
        <table:table-row table:style-name="ro1">
          <table:table-cell office:value-type="string">
            <text:p>Madhu</text:p>
          </table:table-cell>
          <table:table-cell office:value-type="float" office:value="456123789056">
            <text:p>456123789056</text:p>
          </table:table-cell>
          <table:table-cell office:value-type="float" office:value="12345681">
            <text:p>12345681</text:p>
          </table:table-cell>
          <table:table-cell office:value-type="float" office:value="9440110407">
            <text:p>9440110407</text:p>
          </table:table-cell>
          <table:table-cell office:value-type="string">
            <text:p>East Godavari</text:p>
          </table:table-cell>
          <table:table-cell office:value-type="string">
            <text:p>Cotton</text:p>
          </table:table-cell>
          <table:table-cell office:value-type="string">
            <text:p>Sugarcane</text:p>
          </table:table-cell>
          <table:table-cell office:value-type="string">
            <text:p>Tel</text:p>
          </table:table-cell>
        </table:table-row>
        <table:table-row table:style-name="ro1">
          <table:table-cell office:value-type="string">
            <text:p>Sri</text:p>
          </table:table-cell>
          <table:table-cell office:value-type="float" office:value="754896123065">
            <text:p>754896123065</text:p>
          </table:table-cell>
          <table:table-cell office:value-type="float" office:value="12345682">
            <text:p>12345682</text:p>
          </table:table-cell>
          <table:table-cell office:value-type="float" office:value="9912553968">
            <text:p>9912553968</text:p>
          </table:table-cell>
          <table:table-cell office:value-type="string">
            <text:p>West Godavari</text:p>
          </table:table-cell>
          <table:table-cell office:value-type="string">
            <text:p>Corn</text:p>
          </table:table-cell>
          <table:table-cell office:value-type="string">
            <text:p>Whea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string">
            <text:p>Srinu</text:p>
          </table:table-cell>
          <table:table-cell office:value-type="float" office:value="132645879078">
            <text:p>132645879078</text:p>
          </table:table-cell>
          <table:table-cell office:value-type="float" office:value="12345683">
            <text:p>12345683</text:p>
          </table:table-cell>
          <table:table-cell office:value-type="float" office:value="7720124596">
            <text:p>7720124596</text:p>
          </table:table-cell>
          <table:table-cell office:value-type="string">
            <text:p>Krishna</text:p>
          </table:table-cell>
          <table:table-cell office:value-type="string">
            <text:p>Rice </text:p>
          </table:table-cell>
          <table:table-cell office:value-type="string">
            <text:p>Whea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string">
            <text:p>Prasad</text:p>
          </table:table-cell>
          <table:table-cell office:value-type="float" office:value="852147963017">
            <text:p>852147963017</text:p>
          </table:table-cell>
          <table:table-cell office:value-type="float" office:value="12345684">
            <text:p>12345684</text:p>
          </table:table-cell>
          <table:table-cell office:value-type="float" office:value="8142401956">
            <text:p>8142401956</text:p>
          </table:table-cell>
          <table:table-cell office:value-type="string">
            <text:p>Srikakulam</text:p>
          </table:table-cell>
          <table:table-cell office:value-type="string">
            <text:p>Paddy</text:p>
          </table:table-cell>
          <table:table-cell office:value-type="string">
            <text:p>Rice</text:p>
          </table:table-cell>
          <table:table-cell office:value-type="string">
            <text:p>Tel</text:p>
          </table:table-cell>
        </table:table-row>
        <table:table-row table:style-name="ro1">
          <table:table-cell office:value-type="string">
            <text:p>Sandeep</text:p>
          </table:table-cell>
          <table:table-cell office:value-type="float" office:value="456789123054">
            <text:p>456789123054</text:p>
          </table:table-cell>
          <table:table-cell office:value-type="float" office:value="12345685">
            <text:p>12345685</text:p>
          </table:table-cell>
          <table:table-cell office:value-type="float" office:value="9010467623">
            <text:p>9010467623</text:p>
          </table:table-cell>
          <table:table-cell office:value-type="string">
            <text:p>Chitoor</text:p>
          </table:table-cell>
          <table:table-cell office:value-type="string">
            <text:p>Rice </text:p>
          </table:table-cell>
          <table:table-cell office:value-type="string">
            <text:p>Corn</text:p>
          </table:table-cell>
          <table:table-cell office:value-type="string">
            <text:p>Eng</text:p>
          </table:table-cell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Region</text:p>
          </table:table-cell>
          <table:table-cell office:value-type="string">
            <text:p>Type_of_crop</text:p>
          </table:table-cell>
          <table:table-cell office:value-type="string">
            <text:p>Availability</text:p>
          </table:table-cell>
        </table:table-row>
        <table:table-row table:style-name="ro1">
          <table:table-cell office:value-type="string">
            <text:p>Anakapalli</text:p>
          </table:table-cell>
          <table:table-cell office:value-type="string">
            <text:p>Cotton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Visakhapatnam</text:p>
          </table:table-cell>
          <table:table-cell office:value-type="string">
            <text:p>Padd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Srikakulam</text:p>
          </table:table-cell>
          <table:table-cell office:value-type="string">
            <text:p>Wheat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East Godavri</text:p>
          </table:table-cell>
          <table:table-cell office:value-type="string">
            <text:p>Corn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West Godavri</text:p>
          </table:table-cell>
          <table:table-cell office:value-type="string">
            <text:p>Padd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Krishna</text:p>
          </table:table-cell>
          <table:table-cell office:value-type="string">
            <text:p>Sugarcan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hitoor</text:p>
          </table:table-cell>
          <table:table-cell office:value-type="string">
            <text:p>Cott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Vizianagaram</text:p>
          </table:table-cell>
          <table:table-cell office:value-type="string">
            <text:p>Corn</text:p>
          </table:table-cell>
          <table:table-cell office:value-type="string">
            <text:p>Y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9/10/2017</text:date>, <text:time>12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veen </meta:initial-creator>
    <meta:creation-date>2017-09-09T17:37:13.31</meta:creation-date>
    <dc:date>2017-09-10T12:10:24.67</dc:date>
    <dc:creator>praveen </dc:creator>
    <meta:editing-duration>PT10M27S</meta:editing-duration>
    <meta:editing-cycles>4</meta:editing-cycles>
    <meta:generator>OpenOffice/4.1.3$Win32 OpenOffice.org_project/413m1$Build-9783</meta:generator>
    <meta:document-statistic meta:table-count="3" meta:cell-count="99" meta:object-count="0"/>
  </office:meta>
</office:document-meta>
</file>